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4">
      <style:graphic-properties fo:min-height="13.75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8pt" fo:font-style="italic" style:text-underline-style="none" style:font-style-asian="italic" style:font-style-complex="italic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style="italic" style:text-underline-style="none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-33% 58%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-33% 58%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italic" fo:text-shadow="none" style:text-underline-style="none" fo:font-weight="600" style:letter-kerning="true" style:font-name-asian="源ノ角ゴシック Bold" style:font-size-asian="28pt" style:font-style-asian="italic" style:font-weight-asian="bold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name-asian="源ノ角ゴシック Normal" style:font-size-asian="26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font-size="16pt" fo:font-style="italic" style:font-size-asian="16pt" style:font-style-asian="italic" style:font-size-complex="16pt" style:font-style-complex="italic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italic" fo:text-shadow="none" style:text-underline-style="none" fo:font-weight="600" style:letter-kerning="true" style:font-name-asian="源ノ角ゴシック Bold" style:font-size-asian="16pt" style:font-style-asian="italic" style:font-weight-asian="bold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c3e50" style:text-outline="false" style:text-line-through-style="none" style:text-line-through-type="none" style:font-name="Source Sans Pro Semibold" fo:font-size="16pt" fo:font-style="normal" fo:text-shadow="none" style:text-underline-style="none" fo:font-weight="normal" style:letter-kerning="true" style:font-name-asian="源ノ角ゴシック Bold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4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4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3.185cm" presentation:class="title" presentation:user-transformed="true">
          <draw:text-box>
            <text:p>Flexible User-Friendly Trip Planning Queries</text:p>
          </draw:text-box>
        </draw:frame>
        <draw:frame presentation:style-name="pr2" draw:text-style-name="P2" draw:layer="layout" svg:width="26cm" svg:height="5.5cm" svg:x="1.016cm" svg:y="7.962cm" presentation:class="subtitle" presentation:user-transformed="true">
          <draw:text-box>
            <text:p text:style-name="P1"><text:span text:style-name="T1">Bachelor thesis proposal</text:span></text:p>
          </draw:text-box>
        </draw:frame>
        <draw:frame draw:style-name="gr1" draw:text-style-name="P3" draw:layer="layout" svg:width="13.208cm" svg:height="3.936cm" svg:x="0.608cm" svg:y="15.014cm">
          <draw:text-box>
            <text:p>Author: Violina Zhekova</text:p>
            <text:p>Advisor: Saeed Taghizadeh</text:p>
            <text:p>Karlsruhe Institute of Technology</text:p>
            <text:p>IPD Böhm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08cm" presentation:class="outline" presentation:user-transformed="true">
          <draw:text-box>
            <text:list text:style-name="L2">
              <text:list-item>
                <text:p><text:span text:style-name="T2">Idea</text:span>: Routes passing through multiple Points-of-Interest (PoIs) – Sequenced Route Queries (SRQ)</text:p>
              </text:list-item>
              <text:list-item>
                <text:p>Finding shortest routes satisfying user’s needs</text:p>
                <text:p>→ hierarchy of the PoIs</text:p>
                <text:p>→ relationship among sequence points</text:p>
                <text:p>→ order of the PoIs</text:p>
                <text:p>→ priority of the Po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isting Approaches</text:p>
          </draw:text-box>
        </draw:frame>
        <draw:frame presentation:style-name="pr5" draw:layer="layout" svg:width="26cm" svg:height="14cm" svg:x="0.924cm" svg:y="5.05cm" presentation:class="outline" presentation:user-transformed="true">
          <draw:text-box>
            <text:list text:style-name="L2">
              <text:list-item>
                <text:p>Vector vs. metric spaces</text:p>
              </text:list-item>
              <text:list-item>
                <text:p>Returning one optimal shortest route matching the user query perfectly in fixed order → LORD and PNE <text:span text:style-name="T3">[1]</text:span>, optimization techniques for the SRQ <text:span text:style-name="T3">[3]</text:span></text:p>
              </text:list-item>
              <text:list-item>
                <text:p>Searching for all preferred routes to users considering the semantic similarity of the PoIs based on the Skyline concept → bulk SkySR algorithm (BSSR)<text:span text:style-name="T4"> </text:span><text:span text:style-name="T3">[2]</text:span></text:p>
              </text:list-item>
              <text:list-item>
                <text:p>Considering multiple factors of a route – rating, distance and category weights → GCR framework <text:span text:style-name="T3">[4]</text:span></text:p>
              </text:list-item>
              <text:list-item>
                <text:p>SRQ issued by users moving along a route <text:span text:style-name="T3">[5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ask Defini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Aim</text:span>: Designing a language to enable the user to express his needs in the form of a user query in a flexible manner</text:p>
              </text:list-item>
              <text:list-item>
                <text:p>Using existing approaches to transform the complex user query</text:p>
              </text:list-item>
              <text:list-item>
                <text:p>Making changes in the existing approaches to get the desired result</text:p>
              </text:list-item>
              <text:list-item>
                <text:p>Proving the correctness of the approa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oblem Defini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Input: Starting point of the user p, category sequence S = (p<text:span text:style-name="T5">1</text:span>, p<text:span text:style-name="T5">2</text:span>, …, p<text:span text:style-name="T5">n</text:span>), constraints given by the user</text:p>
              </text:list-item>
              <text:list-item>
                <text:p>Output: A optimal route R = (n<text:span text:style-name="T5">1</text:span>, n<text:span text:style-name="T5">2</text:span>, …, n<text:span text:style-name="T5">n</text:span>), which is a sequence of PoI vertices</text:p>
              </text:list-item>
              <text:list-item>
                <text:p>Construction: Road network implemented using a connected undirected graph with </text:p>
                <text:p>→ a set of vertices V and PoI vertices P</text:p>
                <text:p>→ a set of edges E, each edge owning a weight corresponding to travel distance/duration</text:p>
                <text:p>→ a set of categories C - each PoI is associated with a category c and each category is associated with a category tree 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Outline</text:p>
          </draw:text-box>
        </draw:frame>
        <draw:frame presentation:style-name="pr5" draw:layer="layout" svg:width="26cm" svg:height="13.716cm" svg:x="1cm" svg:y="5.334cm" presentation:class="outline" presentation:user-transformed="true">
          <draw:text-box>
            <text:list text:style-name="L2">
              <text:list-item>
                <text:p>Obtaining a real dataset from the Berlin road network and adding PoIs</text:p>
              </text:list-item>
              <text:list-item>
                <text:p>Defining some new operators to give flexibility to the user</text:p>
              </text:list-item>
              <text:list-item>
                <text:p>Building new algorithms to handle the new operators</text:p>
              </text:list-item>
              <text:list-item>
                <text:p>Evaluating the algorithms</text:p>
              </text:list-item>
              <text:list-item>
                <text:p><text:span text:style-name="T6">Optional</text:span>: investigating the Skyline concept in this new que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The Language Operator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7">Equality</text:span> – some of the PoIs in the route must be the same</text:p>
              </text:list-item>
              <text:list-item>
                <text:p><text:span text:style-name="T7">Necessity</text:span> – some of the PoIs in the route can be missing</text:p>
              </text:list-item>
              <text:list-item>
                <text:p><text:span text:style-name="T7">Conjunction, disjunction and negation</text:span><text:span text:style-name="T8"> </text:span><text:span text:style-name="T8">applied to some of the user-specified </text:span><text:span text:style-name="T8">categories in the sequence</text:span></text:p>
              </text:list-item>
              <text:list-item>
                <text:p><text:span text:style-name="T9">Order</text:span><text:span text:style-name="T10"> - </text:span>some of the PoIs in the route must be in the given order</text:p>
              </text:list-item>
              <text:list-item>
                <text:p><text:span text:style-name="T7">Hops between PoIs</text:span> – defined number of PoIs between the given categories</text:p>
              </text:list-item>
              <text:list-item>
                <text:p><text:span text:style-name="T9">Perfection</text:span><text:span text:style-name="T10"> – </text:span>some of the PoIs in the route must match the user-specified category perfectl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Runtime </text:p>
              </text:list-item>
              <text:list-item>
                <text:p>Effect of the following parameters on the performance:</text:p>
              </text:list-item>
            </text:list>
            <text:list text:style-name="L3">
              <text:list-item>
                <text:list>
                  <text:list-item>
                    <text:p><text:span text:style-name="T11">Length of the user-defined category </text:span><text:span text:style-name="T11">sequence</text:span></text:p>
                  </text:list-item>
                  <text:list-item>
                    <text:p><text:span text:style-name="T12">Number of </text:span><text:span text:style-name="T11">the user-defined constraints</text:span></text:p>
                  </text:list-item>
                  <text:list-item>
                    <text:p><text:span text:style-name="T12">Type of </text:span><text:span text:style-name="T11">the user-defined constraints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iterature Sources</text:p>
          </draw:text-box>
        </draw:frame>
        <draw:frame presentation:style-name="pr8" draw:text-style-name="P5" draw:layer="layout" svg:width="26cm" svg:height="14cm" svg:x="1cm" svg:y="5.5cm" presentation:class="outline" presentation:user-transformed="true">
          <draw:text-box>
            <text:list text:style-name="L4">
              <text:list-item>
                <text:p><text:span text:style-name="T13">The Optimal Sequenced Route Query</text:span><text:span text:style-name="T14"> </text:span><text:span text:style-name="T15">Mehdi Sharifzadeh, Mohammad Kolahdouzan, </text:span><text:span text:style-name="T15">Cyrus Shahabi, Computer Science Department, University of Southern California</text:span></text:p>
              </text:list-item>
              <text:list-item>
                <text:p><text:span text:style-name="T16">Sequenced Route Query with Semantic Hierarchy </text:span><text:span text:style-name="T15">Yuya Sasaki, Yoshiharu Ishikawa, </text:span><text:span text:style-name="T15">Yasuhiro Fujiwara, Makoto Onizuka, Graduate School of Information Science and </text:span><text:span text:style-name="T15">Technology, Osaka University, Osaka, Japan, Graduate School of Information Science, </text:span><text:span text:style-name="T15">Nagoya University, Nagoya, Japan, NTT Software Innovation Center, Tokyo, Japan</text:span></text:p>
              </text:list-item>
              <text:list-item>
                <text:p><text:span text:style-name="T17">Sequenced Route Queries: Getting Things Done on the Way Back Home</text:span><text:span text:style-name="T18"> </text:span><text:span text:style-name="T19">Jochen </text:span><text:span text:style-name="T19">Eisner, </text:span><text:span text:style-name="T20">Stefan Funke, Universität Stuttgart, Institut für Formale Methoden der Informatik</text:span></text:p>
              </text:list-item>
              <text:list-item>
                <text:p><text:span text:style-name="T13">On personalized and sequenced route planning</text:span><text:span text:style-name="T20"> Jian Dai, Chengfei Liu, Jiajie Xu4, </text:span><text:span text:style-name="T20">Zhiming Ding, Institute of Software, Chinese Academy of Sciences, Beijing, China, </text:span><text:span text:style-name="T20">University of Chinese Academy of Sciences, Beijing, China, Department of Computer </text:span><text:span text:style-name="T20">Science and Software Engineering, School of Software and Electrical Engineering, </text:span><text:span text:style-name="T20">Faculty of Science, Engineering and Technology, Swinburne University of Technology, </text:span><text:span text:style-name="T20">Melbourne, Australia, School of Computer Science and Technology, Soochow University, </text:span><text:span text:style-name="T20">Suzhou, China, School of Computer Science, Beijing University of Technology, Beijing , </text:span><text:span text:style-name="T20">China </text:span></text:p>
              </text:list-item>
              <text:list-item>
                <text:p><text:span text:style-name="T13">In-Route Skyline Querying for Location-Based Services</text:span><text:span text:style-name="T20"> Xuegang Huang and </text:span><text:span text:style-name="T20">Christian S. Jensen, Department of Computer Science, Aalborg University, Denmar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Thank you for your attention!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8T17:48:51.594892132</meta:creation-date>
    <meta:editing-duration>PT13H45M10S</meta:editing-duration>
    <meta:editing-cycles>13</meta:editing-cycles>
    <meta:generator>LibreOffice/6.1.2.1$Linux_X86_64 LibreOffice_project/10$Build-1</meta:generator>
    <dc:title>Midnightblue</dc:title>
    <dc:date>2018-11-15T23:00:10.160156040</dc:date>
    <meta:document-statistic meta:object-count="88"/>
  </office:meta>
</office:document-meta>
</file>